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Georgia" svg:font-family="Georgia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Bazinga!</text:h>
      <text:h text:style-name="Heading_20_2" text:outline-level="2">Biblioteka wspomagająca tworzenie rozproszonych aplikacji sieciowych korzystających z wejścia wideo do identyfikacji obiektów</text:h>
      <text:p text:style-name="Text_20_body"/>
      <text:p text:style-name="Standard">Szkielet aplikacji:</text:p>
      <text:list xml:id="list31553084" text:style-name="L1">
        <text:list-item>
          <text:p text:style-name="P1">Zestaw klas pomocny do stworzenia końcowej Aplikacji</text:p>
        </text:list-item>
        <text:list-item>
          <text:p text:style-name="P1">Implementuje:</text:p>
          <text:list>
            <text:list-item>
              <text:p text:style-name="P1">Logowanie do serwera</text:p>
            </text:list-item>
            <text:list-item>
              <text:p text:style-name="P1">Obsługa sesji</text:p>
            </text:list-item>
            <text:list-item>
              <text:p text:style-name="P1">Odbiera dane zebrane przez serwer od innych użytkowników</text:p>
            </text:list-item>
            <text:list-item>
              <text:p text:style-name="P1">Odbieranie danych od lokalnie zainstalowanego Sterownika</text:p>
            </text:list-item>
            <text:list-item>
              <text:p text:style-name="P1">Obsługa dwustronnego przesyłu dowolnych danych dodatkowych</text:p>
            </text:list-item>
          </text:list>
        </text:list-item>
        <text:list-item>
          <text:p text:style-name="P1">Udostępnia programiście:</text:p>
          <text:list>
            <text:list-item>
              <text:p text:style-name="P1">interfejs klasy implementującej logikę aplikacji</text:p>
            </text:list-item>
          </text:list>
        </text:list-item>
      </text:list>
      <text:p text:style-name="Standard"/>
      <text:p text:style-name="Standard">Aplikacja:</text:p>
      <text:list xml:id="list31523519" text:style-name="L2">
        <text:list-item>
          <text:p text:style-name="P2">Program stworzony na podstawie Szkieletu</text:p>
        </text:list-item>
        <text:list-item>
          <text:p text:style-name="P2">Samodzielnie implementuje GUI</text:p>
        </text:list-item>
        <text:list-item>
          <text:p text:style-name="P2">Implementuje logikę na podstawie zebranych danych</text:p>
        </text:list-item>
        <text:list-item>
          <text:p text:style-name="P2">Decyduje o gromadzeniu i rozsyłaniu danych wideo przez serwer</text:p>
        </text:list-item>
        <text:list-item>
          <text:p text:style-name="P2">Identyfikuje obiekty, które mają być śledzone przez sterownik</text:p>
        </text:list-item>
      </text:list>
      <text:p text:style-name="Standard"/>
      <text:p text:style-name="Standard">Sterownik:</text:p>
      <text:list xml:id="list31538589" text:style-name="L3">
        <text:list-item>
          <text:p text:style-name="P3">Wykrywa i konfiguruje wejście wideo</text:p>
          <text:list>
            <text:list-item>
              <text:p text:style-name="P3">parametry obrazu:</text:p>
              <text:list>
                <text:list-item>
                  <text:p text:style-name="P3">rozdzielczość</text:p>
                </text:list-item>
                <text:list-item>
                  <text:p text:style-name="P3">framerate </text:p>
                </text:list-item>
                <text:list-item>
                  <text:p text:style-name="P3">gamma, kontrast</text:p>
                </text:list-item>
              </text:list>
            </text:list-item>
          </text:list>
        </text:list-item>
        <text:list-item>
          <text:p text:style-name="P3">Ustanawia parametry połączenia sieciowego</text:p>
          <text:list>
            <text:list-item>
              <text:p text:style-name="P3">adres IP i port serwera</text:p>
            </text:list-item>
            <text:list-item>
              <text:p text:style-name="P3">dane identyfikacyjne użytkownika na serwerze: id i hasło</text:p>
            </text:list-item>
          </text:list>
        </text:list-item>
        <text:list-item>
          <text:p text:style-name="P3">Udostępnienie strumienia wideo oraz pozycji obiektów dla serwera i aplikacji działającej lokalnie</text:p>
        </text:list-item>
      </text:list>
      <text:p text:style-name="Standard"/>
      <text:p text:style-name="Standard">Serwer:</text:p>
      <text:list xml:id="list31533072" text:style-name="L4">
        <text:list-item>
          <text:p text:style-name="P4">Konfiguracja</text:p>
          <text:list>
            <text:list-item>
              <text:p text:style-name="P4">Konfiguracja połączenia</text:p>
            </text:list-item>
            <text:list-item>
              <text:p text:style-name="P4">Konfiguracja kont użytkowników</text:p>
            </text:list-item>
          </text:list>
        </text:list-item>
        <text:list-item>
          <text:p text:style-name="P4">Obsługa połączeń dla wielu klientów</text:p>
        </text:list-item>
        <text:list-item>
          <text:p text:style-name="P4">Obsługa sesji</text:p>
        </text:list-item>
      </text:list>
      <text:p text:style-name="Standard"/>
      <text:p text:style-name="Standard">Biblioteka:</text:p>
      <text:list xml:id="list31531779" text:style-name="L5">
        <text:list-item>
          <text:p text:style-name="P5">Implementacja protokołu</text:p>
          <text:list>
            <text:list-item>
              <text:p text:style-name="P5">przesyła informacje o id i haśle użytkowanika</text:p>
            </text:list-item>
          </text:list>
        </text:list-item>
      </text:list>
      <text:p text:style-name="Standard"/>
      <text:p text:style-name="Standard">Sesja:</text:p>
      <text:list xml:id="list31531256" text:style-name="L6">
        <text:list-item>
          <text:p text:style-name="P6"><text:soft-page-break/>Identyfikator - token uzgodniony przez użytkowników</text:p>
        </text:list-item>
        <text:list-item>
          <text:p text:style-name="P6">Grupuje klientów</text:p>
        </text:list-item>
        <text:list-item>
          <text:p text:style-name="P6">Użytkownik musi być zalogowany do serwera jako sterownik i klient</text:p>
        </text:list-item>
        <text:list-item>
          <text:p text:style-name="P6">Obejmuje zbieranie informacji od wszystkich o użytkownikach </text:p>
        </text:list-item>
      </text:list>
      <text:p text:style-name="Standard"/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orgia" svg:font-family="Georgia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41M22S</meta:editing-duration>
    <meta:editing-cycles>8</meta:editing-cycles>
    <meta:generator>OpenOffice.org/3.1$Win32 OpenOffice.org_project/310m19$Build-9420</meta:generator>
    <dc:date>2009-11-04T12:30:05.35</dc:date>
    <dc:creator>Szymon Witamborski</dc:creator>
    <meta:document-statistic meta:table-count="0" meta:image-count="0" meta:object-count="0" meta:page-count="2" meta:paragraph-count="43" meta:word-count="213" meta:character-count="1491"/>
    <meta:user-defined meta:name="Info 1"/>
    <meta:user-defined meta:name="Info 2"/>
    <meta:user-defined meta:name="Info 3"/>
    <meta:user-defined meta:name="Info 4"/>
  </office:meta>
</office:document-meta>
</file>